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8]-[.B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9]-[.B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10]-[.B1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13.0833333333333" calcext:value-type="float">
            <text:p>13.0833333333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9:40:28.12744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25T21:40:58.884181629</dc:date>
    <meta:editing-cycles>19</meta:editing-cycles>
    <meta:editing-duration>PT18H56M</meta:editing-duration>
    <meta:generator>LibreOffice/5.1.6.2$Linux_X86_64 LibreOffice_project/10m0$Build-2</meta:generator>
    <meta:document-statistic meta:table-count="1" meta:cell-count="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